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619e8" officeooo:paragraph-rsid="001619e8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language="zxx" fo:country="none" officeooo:rsid="0019769a" officeooo:paragraph-rsid="0019769a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language="zxx" fo:country="none" officeooo:rsid="0019769a" officeooo:paragraph-rsid="0019769a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language="zxx" fo:country="none" officeooo:rsid="001619e8" officeooo:paragraph-rsid="001619e8" style:language-asian="zxx" style:country-asian="none" style:language-complex="zxx" style:country-complex="none"/>
    </style:style>
    <style:style style:name="T1" style:family="text">
      <style:text-properties officeooo:rsid="0017a005"/>
    </style:style>
    <style:style style:name="T2" style:family="text">
      <style:text-properties officeooo:rsid="0019769a"/>
    </style:style>
    <style:style style:name="T3" style:family="text">
      <style:text-properties officeooo:rsid="001a4157"/>
    </style:style>
    <style:style style:name="T4" style:family="text">
      <style:text-properties officeooo:rsid="001ab6be"/>
    </style:style>
    <style:style style:name="T5" style:family="text">
      <style:text-properties officeooo:rsid="001d2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g 2:</text:p>
      <text:p text:style-name="P1"><text:tab/><text:span text:style-name="T5">Nullptr refererer ikke til en gyldig del av minne, så dersom man prøver å legge verdier der <text:tab/>så vil man få feilmelding og programmet vil kræsje.</text:span></text:p>
      <text:p text:style-name="P4"><text:span text:style-name="T1">I følge leksjonen så vil man kanskje få en feilmelding som lyder "null pointer assignment" når man prøver å legge en verdi i nullptr, men i mitt forsøk så fikk jeg et sigsegv signal som betyr at man prøvde å lese/skrive til en adresse som ikke </text:span><text:span text:style-name="T2">ti</text:span><text:span text:style-name="T1">lhører prosessen</text:span></text:p>
      <text:p text:style-name="P3">Opg3</text:p>
      <text:p text:style-name="P2">I while-løkka så tar man ikke hensyn til lengden av arrayet, hvis man ikke finner bokstaven man leter etter så vil pekeren bevege seg utenfor minnet, <text:span text:style-name="T3">dette er udefinert oppførsel så hva som skjer vil variere fra implementasjon til implementasjon. </text:span><text:span text:style-name="T4">I mitt forsøk så fikk jeg en feilmelding som sa: "Stack smashing detected: terminated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13:15:41.565258772</meta:creation-date>
    <dc:date>2021-08-29T17:23:52.944140614</dc:date>
    <meta:editing-duration>PT3H6M20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5" meta:word-count="131" meta:character-count="750" meta:non-whitespace-character-count="622"/>
  </office:meta>
</office:document-meta>
</file>